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miri Quran" svg:font-family="'Amiri Quran'" style:font-pitch="variable"/>
    <style:font-face style:name="Arial Rounded MT Bold" svg:font-family="'Arial Rounded MT Bold'" style:font-family-generic="swiss" style:font-pitch="variable"/>
    <style:font-face style:name="Calibri" svg:font-family="Calibri" style:font-adornments="Bold" style:font-family-generic="swiss" style:font-pitch="variable"/>
    <style:font-face style:name="Californian FB" svg:font-family="'Californian FB'" style:font-adornments="Negrita" style:font-family-generic="roman"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Californian FB" fo:font-weight="bold" officeooo:rsid="001b82d1" officeooo:paragraph-rsid="001b82d1" style:font-weight-asian="bold" style:font-weight-complex="bold"/>
    </style:style>
    <style:style style:name="P2" style:family="paragraph" style:parent-style-name="Table_20_Contents">
      <style:paragraph-properties fo:text-align="justify" style:justify-single-word="false"/>
      <style:text-properties style:font-name="Californian FB" officeooo:rsid="001b82d1" officeooo:paragraph-rsid="001b82d1"/>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2"/>
        <table:table-row>
          <table:table-cell table:style-name="Tabla1.A1" office:value-type="string">
            <text:p text:style-name="P1">Seacció Notícies Locals</text:p>
          </table:table-cell>
          <table:table-cell table:style-name="Tabla1.B1" office:value-type="string">
            <text:p text:style-name="P1">Secció Cultura</text:p>
          </table:table-cell>
        </table:table-row>
        <table:table-row>
          <table:table-cell table:style-name="Tabla1.A2" office:value-type="string">
            <text:p text:style-name="P2"><text:span text:style-name="T1">La Festa Major de Sant Joan: Un Èxit Rotund</text:span> &lt;br&gt; Aquest cap de setmana, els carrers del poble van ser l’escenari de la tradicional Festa Major de Sant Joan. Els veïns es van reunir per gaudir d’una sèrie d’activitats culturals i lúdiques que van incloure dees de concerts fins a una mostra gastronòmica local. L’alcaldessa ha destacat la gran participació ciutadana i ha agraït l’esforç de totes les persones que han fet possible aquesta celebració. “Estem molt contents de la resposta de la comunitat. La Festa Major és una part essencial de la nostra identitat i ens ajuda a enfortir els llaços entre tots nosaltres”, va afirmar.</text:p>
          </table:table-cell>
          <table:table-cell table:style-name="Tabla1.B2" office:value-type="string">
            <text:p text:style-name="P2">Concurs de Fotografia: Capturant l’Essència del Nostre Poble &lt;br&gt; En el marc de la Festa Major, s’ha dut a terme el concurs anual de fotografia, on els participants han capturat les millors instantànies que reflecteixen la bellesa i la vida quotidiana del nostre poble. El primer premi ha estat atorgat a Maria Garcia per la seva impressionant fotografia del castell il·luminat a la nit. El jurat ha destacat la qualitat i la creativitat de totes les obres presentades, animant a tots els veïns a seguir participant en futures edicions. </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miri Quran" svg:font-family="'Amiri Quran'" style:font-pitch="variable"/>
    <style:font-face style:name="Arial Rounded MT Bold" svg:font-family="'Arial Rounded MT Bold'" style:font-family-generic="swiss" style:font-pitch="variable"/>
    <style:font-face style:name="Calibri" svg:font-family="Calibri" style:font-adornments="Bold" style:font-family-generic="swiss" style:font-pitch="variable"/>
    <style:font-face style:name="Californian FB" svg:font-family="'Californian FB'" style:font-adornments="Negrita" style:font-family-generic="roman"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6:55:11.237000000</meta:creation-date>
    <dc:date>2024-11-15T17:05:32.075000000</dc:date>
    <meta:editing-duration>PT10M22S</meta:editing-duration>
    <meta:editing-cycles>1</meta:editing-cycles>
    <meta:document-statistic meta:table-count="1" meta:image-count="0" meta:object-count="0" meta:page-count="1" meta:paragraph-count="4" meta:word-count="201" meta:character-count="1205" meta:non-whitespace-character-count="1007"/>
    <meta:generator>LibreOffice/7.6.2.1$Windows_X86_64 LibreOffice_project/56f7684011345957bbf33a7ee678afaf4d2ba333</meta:generator>
  </office:meta>
</office:document-meta>
</file>